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9a72" officeooo:paragraph-rsid="000b9a72"/>
    </style:style>
    <style:style style:name="P2" style:family="paragraph" style:parent-style-name="Standard">
      <style:text-properties officeooo:rsid="000b9a72" officeooo:paragraph-rsid="0022ef82"/>
    </style:style>
    <style:style style:name="P3" style:family="paragraph" style:parent-style-name="Standard">
      <style:text-properties officeooo:rsid="000b9a72" officeooo:paragraph-rsid="00289f20"/>
    </style:style>
    <style:style style:name="P4" style:family="paragraph" style:parent-style-name="Standard">
      <style:text-properties officeooo:rsid="0015c075" officeooo:paragraph-rsid="0022ef82"/>
    </style:style>
    <style:style style:name="P5" style:family="paragraph" style:parent-style-name="Standard">
      <style:text-properties officeooo:rsid="0015c075" officeooo:paragraph-rsid="003485dc"/>
    </style:style>
    <style:style style:name="P6" style:family="paragraph" style:parent-style-name="Standard">
      <style:text-properties officeooo:rsid="001ac543" officeooo:paragraph-rsid="001ac543"/>
    </style:style>
    <style:style style:name="P7" style:family="paragraph" style:parent-style-name="Standard">
      <style:text-properties officeooo:rsid="001ac543" officeooo:paragraph-rsid="005584db"/>
    </style:style>
    <style:style style:name="P8" style:family="paragraph" style:parent-style-name="Standard">
      <style:text-properties officeooo:rsid="001c5bf4" officeooo:paragraph-rsid="001c5bf4"/>
    </style:style>
    <style:style style:name="P9" style:family="paragraph" style:parent-style-name="Standard">
      <style:text-properties officeooo:rsid="001db222" officeooo:paragraph-rsid="001db222"/>
    </style:style>
    <style:style style:name="P10" style:family="paragraph" style:parent-style-name="Standard">
      <style:text-properties officeooo:rsid="0022ef82" officeooo:paragraph-rsid="0024a668"/>
    </style:style>
    <style:style style:name="P11" style:family="paragraph" style:parent-style-name="Standard">
      <style:text-properties officeooo:rsid="0026c918" officeooo:paragraph-rsid="0026c918"/>
    </style:style>
    <style:style style:name="P12" style:family="paragraph" style:parent-style-name="Standard">
      <style:text-properties officeooo:rsid="0027f1d9" officeooo:paragraph-rsid="0027f1d9"/>
    </style:style>
    <style:style style:name="P13" style:family="paragraph" style:parent-style-name="Standard">
      <style:text-properties officeooo:rsid="00289f20" officeooo:paragraph-rsid="00289f20"/>
    </style:style>
    <style:style style:name="P14" style:family="paragraph" style:parent-style-name="Standard">
      <style:text-properties officeooo:rsid="002d44af" officeooo:paragraph-rsid="002d44af"/>
    </style:style>
    <style:style style:name="P15" style:family="paragraph" style:parent-style-name="Standard">
      <style:text-properties officeooo:rsid="002f22be" officeooo:paragraph-rsid="002f22be"/>
    </style:style>
    <style:style style:name="P16" style:family="paragraph" style:parent-style-name="Standard">
      <style:text-properties officeooo:rsid="00398fbb" officeooo:paragraph-rsid="00398fbb"/>
    </style:style>
    <style:style style:name="P17" style:family="paragraph" style:parent-style-name="Standard">
      <style:text-properties officeooo:rsid="003a675a" officeooo:paragraph-rsid="003a675a"/>
    </style:style>
    <style:style style:name="P18" style:family="paragraph" style:parent-style-name="Standard">
      <style:text-properties officeooo:rsid="003a675a" officeooo:paragraph-rsid="003cceb1"/>
    </style:style>
    <style:style style:name="P19" style:family="paragraph" style:parent-style-name="Standard">
      <style:text-properties officeooo:rsid="003a675a" officeooo:paragraph-rsid="004588d8"/>
    </style:style>
    <style:style style:name="P20" style:family="paragraph" style:parent-style-name="Standard">
      <style:text-properties officeooo:rsid="003a685f" officeooo:paragraph-rsid="003a685f"/>
    </style:style>
    <style:style style:name="P21" style:family="paragraph" style:parent-style-name="Standard">
      <style:text-properties officeooo:rsid="003b8be1" officeooo:paragraph-rsid="003b8be1"/>
    </style:style>
    <style:style style:name="P22" style:family="paragraph" style:parent-style-name="Standard">
      <style:text-properties officeooo:rsid="003cceb1" officeooo:paragraph-rsid="003cceb1"/>
    </style:style>
    <style:style style:name="P23" style:family="paragraph" style:parent-style-name="Standard">
      <style:text-properties officeooo:rsid="003cceb1" officeooo:paragraph-rsid="005169dc"/>
    </style:style>
    <style:style style:name="P24" style:family="paragraph" style:parent-style-name="Standard">
      <style:text-properties officeooo:rsid="003e9c35" officeooo:paragraph-rsid="003cceb1"/>
    </style:style>
    <style:style style:name="P25" style:family="paragraph" style:parent-style-name="Standard">
      <style:text-properties officeooo:rsid="0040661c" officeooo:paragraph-rsid="0040661c"/>
    </style:style>
    <style:style style:name="P26" style:family="paragraph" style:parent-style-name="Standard">
      <style:text-properties officeooo:rsid="00420ba1" officeooo:paragraph-rsid="00420ba1"/>
    </style:style>
    <style:style style:name="P27" style:family="paragraph" style:parent-style-name="Standard">
      <style:text-properties officeooo:rsid="004430aa" officeooo:paragraph-rsid="004430aa"/>
    </style:style>
    <style:style style:name="P28" style:family="paragraph" style:parent-style-name="Standard">
      <style:text-properties officeooo:rsid="004588d8" officeooo:paragraph-rsid="004588d8"/>
    </style:style>
    <style:style style:name="P29" style:family="paragraph" style:parent-style-name="Standard">
      <style:text-properties officeooo:rsid="0046debb" officeooo:paragraph-rsid="0046debb"/>
    </style:style>
    <style:style style:name="P30" style:family="paragraph" style:parent-style-name="Standard">
      <style:text-properties officeooo:rsid="0046e6e8" officeooo:paragraph-rsid="0046e6e8"/>
    </style:style>
    <style:style style:name="P31" style:family="paragraph" style:parent-style-name="Standard">
      <style:text-properties officeooo:rsid="0048d943" officeooo:paragraph-rsid="0048d943"/>
    </style:style>
    <style:style style:name="P32" style:family="paragraph" style:parent-style-name="Standard">
      <style:text-properties officeooo:rsid="0048d943" officeooo:paragraph-rsid="004cd8b7"/>
    </style:style>
    <style:style style:name="P33" style:family="paragraph" style:parent-style-name="Standard">
      <style:text-properties officeooo:rsid="004a447a" officeooo:paragraph-rsid="004a447a"/>
    </style:style>
    <style:style style:name="P34" style:family="paragraph" style:parent-style-name="Standard">
      <style:text-properties officeooo:rsid="00529fbf" officeooo:paragraph-rsid="00561a33"/>
    </style:style>
    <style:style style:name="P35" style:family="paragraph" style:parent-style-name="Standard">
      <style:text-properties officeooo:rsid="00561a33" officeooo:paragraph-rsid="00561a33"/>
    </style:style>
    <style:style style:name="T1" style:family="text">
      <style:text-properties officeooo:rsid="000b9a72"/>
    </style:style>
    <style:style style:name="T2" style:family="text">
      <style:text-properties officeooo:rsid="000cd553"/>
    </style:style>
    <style:style style:name="T3" style:family="text">
      <style:text-properties officeooo:rsid="000e82d7"/>
    </style:style>
    <style:style style:name="T4" style:family="text">
      <style:text-properties officeooo:rsid="000f9df4"/>
    </style:style>
    <style:style style:name="T5" style:family="text">
      <style:text-properties officeooo:rsid="0011504a"/>
    </style:style>
    <style:style style:name="T6" style:family="text">
      <style:text-properties officeooo:rsid="0011bd08"/>
    </style:style>
    <style:style style:name="T7" style:family="text">
      <style:text-properties officeooo:rsid="0013ae69"/>
    </style:style>
    <style:style style:name="T8" style:family="text">
      <style:text-properties officeooo:rsid="0015443c"/>
    </style:style>
    <style:style style:name="T9" style:family="text">
      <style:text-properties officeooo:rsid="0015c075"/>
    </style:style>
    <style:style style:name="T10" style:family="text">
      <style:text-properties officeooo:rsid="0015f017"/>
    </style:style>
    <style:style style:name="T11" style:family="text">
      <style:text-properties officeooo:rsid="00163c14"/>
    </style:style>
    <style:style style:name="T12" style:family="text">
      <style:text-properties officeooo:rsid="00175d77"/>
    </style:style>
    <style:style style:name="T13" style:family="text">
      <style:text-properties officeooo:rsid="0019957c"/>
    </style:style>
    <style:style style:name="T14" style:family="text">
      <style:text-properties style:font-name="Linux Libertine O" style:font-name-asian="Linux Libertine O" style:font-name-complex="Linux Libertine O"/>
    </style:style>
    <style:style style:name="T15" style:family="text">
      <style:text-properties style:font-name="Linux Libertine O" style:font-name-asian="Noto Sans CJK SC" style:font-name-complex="Lohit Devanagari1"/>
    </style:style>
    <style:style style:name="T16" style:family="text">
      <style:text-properties style:font-name="Linux Libertine O" officeooo:rsid="001d95c3" style:font-name-asian="Noto Sans CJK SC" style:font-name-complex="Lohit Devanagari1"/>
    </style:style>
    <style:style style:name="T17" style:family="text">
      <style:text-properties style:font-name="Linux Libertine O" officeooo:rsid="00214dbc" style:font-name-asian="Noto Sans CJK SC" style:font-name-complex="Lohit Devanagari1"/>
    </style:style>
    <style:style style:name="T18" style:family="text">
      <style:text-properties style:font-name="Linux Libertine O" officeooo:rsid="003853da" style:font-name-asian="Noto Sans CJK SC" style:font-name-complex="Lohit Devanagari1"/>
    </style:style>
    <style:style style:name="T19" style:family="text">
      <style:text-properties officeooo:rsid="001db222"/>
    </style:style>
    <style:style style:name="T20" style:family="text">
      <style:text-properties officeooo:rsid="002070e3"/>
    </style:style>
    <style:style style:name="T21" style:family="text">
      <style:text-properties officeooo:rsid="0022ef82"/>
    </style:style>
    <style:style style:name="T22" style:family="text">
      <style:text-properties officeooo:rsid="0026c918"/>
    </style:style>
    <style:style style:name="T23" style:family="text">
      <style:text-properties officeooo:rsid="0027f1d9"/>
    </style:style>
    <style:style style:name="T24" style:family="text">
      <style:text-properties officeooo:rsid="0028778a"/>
    </style:style>
    <style:style style:name="T25" style:family="text">
      <style:text-properties officeooo:rsid="00289f20"/>
    </style:style>
    <style:style style:name="T26" style:family="text">
      <style:text-properties officeooo:rsid="0028c6b9"/>
    </style:style>
    <style:style style:name="T27" style:family="text">
      <style:text-properties officeooo:rsid="002a19d0"/>
    </style:style>
    <style:style style:name="T28" style:family="text">
      <style:text-properties officeooo:rsid="002b5e1a"/>
    </style:style>
    <style:style style:name="T29" style:family="text">
      <style:text-properties officeooo:rsid="002d44af"/>
    </style:style>
    <style:style style:name="T30" style:family="text">
      <style:text-properties officeooo:rsid="002d74fd"/>
    </style:style>
    <style:style style:name="T31" style:family="text">
      <style:text-properties officeooo:rsid="002edf8a"/>
    </style:style>
    <style:style style:name="T32" style:family="text">
      <style:text-properties officeooo:rsid="00319a90"/>
    </style:style>
    <style:style style:name="T33" style:family="text">
      <style:text-properties officeooo:rsid="003485dc"/>
    </style:style>
    <style:style style:name="T34" style:family="text">
      <style:text-properties officeooo:rsid="003a675a"/>
    </style:style>
    <style:style style:name="T35" style:family="text">
      <style:text-properties officeooo:rsid="003b2cc1"/>
    </style:style>
    <style:style style:name="T36" style:family="text">
      <style:text-properties officeooo:rsid="003b8be1"/>
    </style:style>
    <style:style style:name="T37" style:family="text">
      <style:text-properties officeooo:rsid="003cceb1"/>
    </style:style>
    <style:style style:name="T38" style:family="text">
      <style:text-properties officeooo:rsid="0040143e"/>
    </style:style>
    <style:style style:name="T39" style:family="text">
      <style:text-properties officeooo:rsid="00414f31"/>
    </style:style>
    <style:style style:name="T40" style:family="text">
      <style:text-properties officeooo:rsid="00455500"/>
    </style:style>
    <style:style style:name="T41" style:family="text">
      <style:text-properties officeooo:rsid="004588d8"/>
    </style:style>
    <style:style style:name="T42" style:family="text">
      <style:text-properties officeooo:rsid="0046debb"/>
    </style:style>
    <style:style style:name="T43" style:family="text">
      <style:text-properties officeooo:rsid="004ad93b"/>
    </style:style>
    <style:style style:name="T44" style:family="text">
      <style:text-properties officeooo:rsid="004cd8b7"/>
    </style:style>
    <style:style style:name="T45" style:family="text">
      <style:text-properties officeooo:rsid="004ee987"/>
    </style:style>
    <style:style style:name="T46" style:family="text">
      <style:text-properties officeooo:rsid="004fc3f8"/>
    </style:style>
    <style:style style:name="T47" style:family="text">
      <style:text-properties officeooo:rsid="005169dc"/>
    </style:style>
    <style:style style:name="T48" style:family="text">
      <style:text-properties officeooo:rsid="005584db"/>
    </style:style>
    <style:style style:name="T49" style:family="text">
      <style:text-properties officeooo:rsid="00561a33"/>
    </style:style>
    <style:style style:name="T50" style:family="text">
      <style:text-properties officeooo:rsid="0057bc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éhenne</text:p>
      <text:p text:style-name="P10">Les enfers obéissent à des lois changeantes que les mortels ne peuvent pleinement comprendre, mais des siècles d’étude par l’ordre eskatonique ont permis de déterminer certaines catégories et classifications permettant de combattre (...ou de s’allier avec) les hordes de la Géhenne <text:span text:style-name="T6">(parfois Jehenna, parfois aussi associée au Ginnungagap en « Gehennungagap »)</text:span>.</text:p>
      <text:p text:style-name="P6"/>
      <text:p text:style-name="P2">Les Qlippoths</text:p>
      <text:p text:style-name="P2">les études eskatoniques nous enseignent que la <text:span text:style-name="T21">G</text:span>éhenne est composée de dix Qlippoths. À chacun correspond un type de démon. Les sept premiers sont associés à un péché capital et possèdent un sultan démoniaque assisté de vizirs. Au-delà s’étendent les abysses : plus vastes et froides que l’espace, que nulle créature sophonte ne peut traverser et où rode Levayath-Nidhaugg, le grand serpent du vide. <text:span text:style-name="T12">L</text:span>es trois Qlippoths qui suivent sont au-delà de la compréhension humaine.</text:p>
      <text:p text:style-name="P2"/>
      <text:p text:style-name="P2">Dixième Qlippoth</text:p>
      <text:p text:style-name="P2"><text:span text:style-name="T11">Royaume de l’idolâtrie, t</text:span>ente <text:span text:style-name="T22">par les illusions de grandeur et </text:span><text:span text:style-name="T7">en promettant</text:span> la connaissance le savoir.</text:p>
      <text:p text:style-name="P2">Péché : orgueil.</text:p>
      <text:p text:style-name="P11">Stigmate<text:span text:style-name="T25">s</text:span> : pâleur et contact froid.</text:p>
      <text:p text:style-name="P2">Type de démon : diablotin<text:span text:style-name="T4">s</text:span>.</text:p>
      <text:p text:style-name="P2">Sultan : Elzuphair, la chèvre de la fécondité, l’auto-adoratrice.</text:p>
      <text:p text:style-name="P2">Vizir connu : Eosphorus, le scarabée de l’étoile du matin.</text:p>
      <text:p text:style-name="P2"/>
      <text:p text:style-name="P2">Neuvième Qlippoth</text:p>
      <text:p text:style-name="P2"><text:span text:style-name="T11">Royaume de l’indolence, t</text:span>ente <text:span text:style-name="T22">par les illusions de fardeau et </text:span><text:span text:style-name="T7">en promettant</text:span> la force et la célérité.</text:p>
      <text:p text:style-name="P2">Péché : paresse.</text:p>
      <text:p text:style-name="P11">Stigmate<text:span text:style-name="T25">s</text:span> : pilosité excessive, regard vide.</text:p>
      <text:p text:style-name="P2">Type de démon : <text:span text:style-name="T22">doldrai (</text:span>cauchemar<text:span text:style-name="T4">s</text:span><text:span text:style-name="T22">)</text:span>.</text:p>
      <text:p text:style-name="P2">Sultan : Ba’aluzath, le crapaud assoupi qui jamais ne tressaille mais contacte les autres mondes dans ses rêves.</text:p>
      <text:p text:style-name="P2">Vizir connu : Azzurayelos, la porte de la mort.</text:p>
      <text:p text:style-name="P2"/>
      <text:p text:style-name="P2">Huitième Qlippoth</text:p>
      <text:p text:style-name="P2"><text:span text:style-name="T22">Royaume de l’avidité, t</text:span>ente <text:span text:style-name="T22">par les illusions de faim et besoin et </text:span><text:span text:style-name="T7">en promettant</text:span> l’intellect et la sagesse.</text:p>
      <text:p text:style-name="P2">Péché : avarice.</text:p>
      <text:p text:style-name="P11">Stigmate<text:span text:style-name="T25">s</text:span> : graisse, goitre, bubons.</text:p>
      <text:p text:style-name="P2">Type de démon : <text:span text:style-name="T24">imeressens (</text:span>daimon<text:span text:style-name="T4">s</text:span> et muse<text:span text:style-name="T4">s</text:span><text:span text:style-name="T24">)</text:span>.</text:p>
      <text:p text:style-name="P2">Sultan : Hermithoth, le sachant-tout, gardien de la sagesse du début des temps.</text:p>
      <text:p text:style-name="P2">Vizir connu : Sshlu’utech, le chuchoteur du vide.</text:p>
      <text:p text:style-name="P2"/>
      <text:p text:style-name="P2"><text:span text:style-name="T2">Septi</text:span>ème Qlippoth</text:p>
      <text:p text:style-name="P2"><text:span text:style-name="T23">Royaume de la chair, t</text:span>ente <text:span text:style-name="T23">par les illusions de désir et </text:span><text:span text:style-name="T7">en promettant </text:span>la <text:span text:style-name="T2">volonté et la force d’âme.</text:span></text:p>
      <text:p text:style-name="P2">Péché : <text:span text:style-name="T2">luxure.</text:span></text:p>
      <text:p text:style-name="P12">Stigmate<text:span text:style-name="T25">s</text:span> : yeux de chat, odeur musquée, langue allongée.</text:p>
      <text:p text:style-name="P2">Type de démon : <text:span text:style-name="T2">incube</text:span><text:span text:style-name="T4">s</text:span><text:span text:style-name="T2"> et succube</text:span><text:span text:style-name="T4">s</text:span><text:span text:style-name="T2">.</text:span></text:p>
      <text:p text:style-name="P2">Sultan : <text:span text:style-name="T2">Layalath, la mère des monstres, la matrice sans fond aux multiples unions spirituellement stériles.</text:span></text:p>
      <text:p text:style-name="P2">Vizir connu : <text:span text:style-name="T2">Daskir l’in</text:span><text:span text:style-name="T3">connaissable.</text:span></text:p>
      <text:p text:style-name="P2"/>
      <text:p text:style-name="P2"><text:span text:style-name="T4">S</text:span>ixième Qlippoth</text:p>
      <text:p text:style-name="P2"><text:span text:style-name="T25">Royaume de la </text:span><text:span text:style-name="T26">trahison</text:span><text:span text:style-name="T25">, t</text:span>ente <text:span text:style-name="T25">par </text:span><text:span text:style-name="T26">le doute, </text:span><text:span text:style-name="T25">l</text:span><text:span text:style-name="T26">a fausseté des faits et de la logique</text:span><text:span text:style-name="T25"> et </text:span><text:span text:style-name="T7">en promettant</text:span> la <text:span text:style-name="T4">clairvoyance du passé, du futur et de la distance.</text:span></text:p>
      <text:p text:style-name="P2">Péché : <text:span text:style-name="T4">parjure.</text:span></text:p>
      <text:p text:style-name="P13"><text:soft-page-break/>Stigmates : <text:span text:style-name="T27">langue fourchue, </text:span><text:span text:style-name="T28">yeux de lézard, appendices barbelés ou odeur de pourriture.</text:span></text:p>
      <text:p text:style-name="P2">Type de démon : <text:span text:style-name="T27">thagirions (</text:span><text:span text:style-name="T4">djinns</text:span><text:span text:style-name="T27">)</text:span><text:span text:style-name="T4">.</text:span></text:p>
      <text:p text:style-name="P2">Sultan : <text:span text:style-name="T4">Samayelos, l’empyréen déchu qui préféra la nuit de l’adversaire au soleil démiurgique.</text:span></text:p>
      <text:p text:style-name="P2">Vizir connu : <text:span text:style-name="T4">Phuragojaq, l’annihilateur.</text:span></text:p>
      <text:p text:style-name="P2"/>
      <text:p text:style-name="P2"><text:span text:style-name="T4">Cinquième</text:span> Qlippoth</text:p>
      <text:p text:style-name="P3"><text:span text:style-name="T25">Royaume de la fureur, t</text:span>ente <text:span text:style-name="T25">par les illusions de la destruction et</text:span> <text:span text:style-name="T7">en promettant</text:span> la <text:span text:style-name="T4">métamorphose.</text:span></text:p>
      <text:p text:style-name="P2">Péché : <text:span text:style-name="T4">colère.</text:span></text:p>
      <text:p text:style-name="P14">Stigmates : <text:span text:style-name="T30">cornes, yeux rouges, écailles, mains griffues, odeur de brûlé.</text:span></text:p>
      <text:p text:style-name="P2">Type de démon : <text:s/><text:span text:style-name="T29">zaraqhs (</text:span><text:span text:style-name="T4">fléaux et angoisses</text:span><text:span text:style-name="T29">)</text:span><text:span text:style-name="T4">.</text:span></text:p>
      <text:p text:style-name="P2">Sultan : <text:span text:style-name="T4">Saghulhaza, la furie fracassante.</text:span></text:p>
      <text:p text:style-name="P2">Vizir connu : <text:span text:style-name="T5">Zre’heva, le seigneur de guerre.</text:span></text:p>
      <text:p text:style-name="P2"/>
      <text:p text:style-name="P2"><text:span text:style-name="T7">Quatr</text:span>ième Qlippoth</text:p>
      <text:p text:style-name="P2"><text:span text:style-name="T31">Royaume de l’injustice, t</text:span>ente <text:span text:style-name="T31">par la fausse ouverture et honnêteté et </text:span><text:span text:style-name="T7">en promettant</text:span> l<text:span text:style-name="T7">es pouvoirs mentaux</text:span>.</text:p>
      <text:p text:style-name="P2">Péché : <text:span text:style-name="T7">envie.</text:span></text:p>
      <text:p text:style-name="P15">Stigmates : sang coulant des yeux et oreilles, décharges sporadiques d’électricité, sabots fourchus, peau bleuâtre.</text:p>
      <text:p text:style-name="P2">Type de démon : <text:span text:style-name="T7">dépeceurs.</text:span></text:p>
      <text:p text:style-name="P2">Sultan : <text:span text:style-name="T7">Ashtarath ou Astroarche, reine des étoiles et de l’équilibre secret entre ce qui est déchu et ce qui est élevé (note : jusqu’au 45ème siècle, Pangeren était référencé comme le sultan du quatrième Qlippoth et Ashtarath comme régnant sur le sixième à la place de Samayelos ; l’empyréen a-t-il déchu dans les temps réflectifs ou bien l’Église aurait-elle commis une terrible erreur en le vénérant ? L’infaillibilité patriarchale est-elle en défaut?).</text:span></text:p>
      <text:p text:style-name="P2">Vizir connu : <text:span text:style-name="T7">Pangeren, </text:span><text:span text:style-name="T8">le </text:span><text:span text:style-name="T7">trois fois maudit.</text:span></text:p>
      <text:p text:style-name="P2"/>
      <text:p text:style-name="P4">Les abysses</text:p>
      <text:p text:style-name="P5">Nulle conscience ne peut les traverser. <text:span text:style-name="T1">Levayath-Nidhaugg </text:span>y dévore tout ce qui s’y présente en attendant de dévorer l’univers lors de l’<text:span text:style-name="T19">e</text:span>s<text:span text:style-name="T20">k</text:span>aton. Les entités des Qlippoths trans-abyssaux n’offrent rien aux mortels qui ne peuvent les contacter. <text:s/><text:span text:style-name="T33">Sont-elles encore même de véritables démons ou simplement des incarnations des concepts fondamentaux de l’univers matériel ?</text:span></text:p>
      <text:p text:style-name="P2"/>
      <text:p text:style-name="P2"><text:span text:style-name="T9">Trois</text:span>ième Qlippoth</text:p>
      <text:p text:style-name="P2"><text:span text:style-name="T9">Premier Qlippoth trans-abyssal.</text:span></text:p>
      <text:p text:style-name="P2"><text:span text:style-name="T32">Incarnation</text:span> : <text:span text:style-name="T9">Dhiyammat, la reine dragon, mère des diables, celle qui donne leur forme aux démons.</text:span></text:p>
      <text:p text:style-name="P2"/>
      <text:p text:style-name="P4">Second Qlippoth</text:p>
      <text:p text:style-name="P4">Second Qlippoth trans-abyssal.</text:p>
      <text:p text:style-name="P4"><text:span text:style-name="T32">Incarnation</text:span> : Ap-Bhyzzu, qui dirige les actions de tous les sultans.</text:p>
      <text:p text:style-name="P4"/>
      <text:p text:style-name="P4">Premier Qlippoth</text:p>
      <text:p text:style-name="P4">Le cœur de l’univers, la coquille vide restant depuis la séparation du faux soleil céleste d’avec le centre de l’existence.</text:p>
      <text:p text:style-name="P4"><text:span text:style-name="T32">Incarnation</text:span> : Aachiyel, <text:span text:style-name="T10">le soleil noir, ni chaleur ni lumière n’irradient </text:span><text:span text:style-name="T13">de lui</text:span><text:span text:style-name="T10">, s</text:span>eules en émanent les ténèbres entre les étoiles. Aachiyel<text:span text:style-name="T10">, Seuls Ap-Bhyzzu et Dhiyammah peuvent exister en sa présence, car ils ne sont rien de plus que ses projections structurant le reste des hordes de la Géhenne pour replier l’univers volé sur lui-même.</text:span></text:p>
      <text:p text:style-name="P6"/>
      <text:p text:style-name="P6">Démons</text:p>
      <text:p text:style-name="P7"><text:soft-page-break/>Puissance : la principale caractéristique d’un démon est sa puissance, notée sur 10 et valant 11 moins le numéro de son Qlippoth d’origine. <text:span text:style-name="T48">On l’utilise pour extrapoler les traits domaines et compétences du démon lorsque le besoin s’en fait sentir. </text:span></text:p>
      <text:p text:style-name="P7">Lorsqu’un démon doit effectuer un jet par lui-même dans son domaine de prédilection, son nombre de dés lancés est égal à sa puissance avec la répartition suivante :</text:p>
      <text:p text:style-name="P6">La moitié pour le domaine ;</text:p>
      <text:p text:style-name="P6">L’autre moitié pour la compétence ;</text:p>
      <text:p text:style-name="P6">En cas d’impair le rang surnuméraire est compté dans le domaine.</text:p>
      <text:p text:style-name="P6">Le rang de trait étant égal à son domaine.</text:p>
      <text:p text:style-name="P6">Exemple : J’akeshvala, dépeceur du quatrième Qlippoth, possède une puissance de 11-4=7. Ses jets principaux se feront donc avec une compétence au rang 3 (accordant le bonus de 5 dû au rang) ainsi qu’un domaine et un trait au rang 4.</text:p>
      <text:p text:style-name="P8">En cas de jet dans un domaine n’étant pas de prédilection, on pourra considérer les 2/3 de la puissance, voire le tiers pour les jets les plus éloignés du cœur conceptuel du démon. Les arrondis étant gérés en partie entière par excès.</text:p>
      <text:p text:style-name="P8">Exemple : J’akeshvala est un démon brutal, il effectuera ses jets de combat à puissance 7, mais il vient du Qlippoth de l’envie, tenter par ce biais est au moins un jet secondaire pour lui, aux deux-tiers par excès de 7, soit 7×2/3 = 4,666 <text:span text:style-name="T14">≈</text:span><text:span text:style-name="T15"> 5. Tenter de séduire ou d’éclairer par la sagesse n’est cependant guère son fort, un tel jet serait donc au tiers par excès, soit 7/3 = </text:span><text:span text:style-name="T16">2</text:span><text:span text:style-name="T15">,33 </text:span><text:span text:style-name="T14">≈</text:span><text:span text:style-name="T15"> </text:span><text:span text:style-name="T16">3</text:span><text:span text:style-name="T15">. </text:span></text:p>
      <text:p text:style-name="P20"><text:span text:style-name="T15">Un démon possède autant d’anima que son trait le plus élevé, donc celui calculé avec sa puissance entière.</text:span></text:p>
      <text:p text:style-name="P20"><text:span text:style-name="T15">Exemple : J’akeshvala calcule son anima sur sa puissance de 7, soit 4.</text:span></text:p>
      <text:p text:style-name="P8"><text:span text:style-name="T15"/></text:p>
      <text:p text:style-name="P9"><text:span text:style-name="T15">Démons majeurs : la puissance d’un démon majeur est modifiée ainsi qu’il suit :</text:span></text:p>
      <text:p text:style-name="P9"><text:span text:style-name="T15">Vizir</text:span><text:span text:style-name="T18">s</text:span><text:span text:style-name="T15"> : +6 ;</text:span></text:p>
      <text:p text:style-name="P9"><text:span text:style-name="T15">Sultans : +13 ;</text:span></text:p>
      <text:p text:style-name="P9"><text:span text:style-name="T15">Levayath-Nidhaugg : qui peut affronter la bête dévoreuse de la fin des temps ? La puissance du grand serpent est toujours de 666, rien </text:span><text:span text:style-name="T17">ne s’oppose au destin de l’existence.</text:span></text:p>
      <text:p text:style-name="P6"/>
      <text:p text:style-name="P18">Pouvoirs qlippothiques</text:p>
      <text:p text:style-name="P18"><text:span text:style-name="T37">Ces pouvoirs sont individuels, tout démon en possède un assortiment différent. Chaque pouvoir possède un coût en points de pouvoir (PP), un démon peut dépenser un total de points de pouvoir égal à sa puissance.</text:span></text:p>
      <text:p text:style-name="P18"/>
      <text:p text:style-name="P22">Ancrage (1PP) : le démon peut quitter un hôte et le re-posséder automatiquement plus tard. Très utile pour faire faussement croire à un exorciste qu’il a triomphé.</text:p>
      <text:p text:style-name="P22"/>
      <text:p text:style-name="P22">Contrôle animal (trait le plus élevé de l’animal en PP) : le démon peut dépenser un point d’anima pour contrôler pendant une scène un animal dont le trait le plus élevé n’est pas supérieur au nombre de PP investis dans ce pouvoir.</text:p>
      <text:p text:style-name="P22"/>
      <text:p text:style-name="P22">Rite obscur (rang du pouvoir en PP) : le démon possède un pouvoir psi ou un rite antinomique, aucun pré-requis n’est nécessaire.</text:p>
      <text:p text:style-name="P22"/>
      <text:p text:style-name="P22">Avantage/<text:span text:style-name="T38">désavantage</text:span> (spécial) : le démon convertit une partie de ses PP en XP au taux d’un PP pour deux XP. Ces XP peuvent ensuite être employés pour acheter des avantages. <text:span text:style-name="T38">Des désavantages peuvent aussi être pris pour augmenter cette quantité d’XP réservée aux avantages.</text:span></text:p>
      <text:p text:style-name="P22"/>
      <text:p text:style-name="P22">Bonus à un trait (5PP par rang) : l’un des traits du démon est augmenté d’un rang.</text:p>
      <text:p text:style-name="P22"/>
      <text:p text:style-name="P22">Bonus à une compétence (2PP par rang) : une compétence du démon est augmentée d’un rang, si cela lui fait dépasser son rang de domaine, c’est le domaine qui est augmenté à la place.</text:p>
      <text:p text:style-name="P24"/>
      <text:p text:style-name="P25"><text:soft-page-break/>Doppelgänger <text:span text:style-name="T39">(1-3PP)</text:span> : <text:span text:style-name="T39">le démon peut revêtir la forme de toute créature touchée. Le jet nécessaire pour le détecter est un jet de perception très difficile, d’investigation difficile ou d’occultisme moyen. Le nombre d’incréments obligatoires est égal au nombre de PP investis dans ce pouvoir (max 3).</text:span></text:p>
      <text:p text:style-name="P25"/>
      <text:p text:style-name="P26">Armure infernale (1PP pour 3 points d’armure) : le démon gagne une armure surnaturelle qui n’est jamais ignorée ou réduite.</text:p>
      <text:p text:style-name="P26"/>
      <text:p text:style-name="P27">Fugitif (1-3PP) : le démon gagne un nombre de bonus de 5 à ses jets <text:span text:style-name="T40">pour ne pas être remarqué</text:span> égal au nombre de PP investis dans ce pouvoir (max 3).</text:p>
      <text:p text:style-name="P22"/>
      <text:p text:style-name="P19">Pouvoirs <text:span text:style-name="T41">de péché</text:span></text:p>
      <text:p text:style-name="P19"><text:span text:style-name="T37">Ces pouvoirs </text:span><text:span text:style-name="T41">dépendent du péché associé au Qlippoth d’origine du démon considéré. Ils consistent le plus souvent en un bonus égal à la puissance du démon sur certains jets ou valeurs.</text:span></text:p>
      <text:p text:style-name="P19"/>
      <text:p text:style-name="P28">Colère, paresse : jets physiques et de combat en général ; points d’armure (jamais réduite ou ignorée).</text:p>
      <text:p text:style-name="P28"/>
      <text:p text:style-name="P28">Orgueil, avarice : jets d’acrobatie, pour voler ou passer inaperçu et de dextérité manuelle en général ; défense.</text:p>
      <text:p text:style-name="P28"/>
      <text:p text:style-name="P28">Luxure, parjure : jets sociaux et d’athlétisme ; malus aux jets de volonté pour leur résister.</text:p>
      <text:p text:style-name="P28"/>
      <text:p text:style-name="P28">Envie : jets sociaux et de volonté ; peuvent prendre l’apparence de toute créature dévorée.</text:p>
      <text:p text:style-name="P19"/>
      <text:p text:style-name="P22"/>
      <text:p text:style-name="P18"/>
      <text:p text:style-name="P18"/>
      <text:p text:style-name="P17"/>
      <text:p text:style-name="P17"/>
      <text:p text:style-name="P16">Possession démoniaque</text:p>
      <text:p text:style-name="P16">Il s’agit là du principal biais par lequel les démons influent sur l’univers matériel, en effet, seul un grand rite d’antinomie permet de les invoquer réellement. <text:span text:style-name="T34">La plupart du temps </text:span><text:span text:style-name="T35">les démons se contentent donc de tenter les mortels et, si possible, d’en faire leurs marionnettes. </text:span><text:span text:style-name="T36">Cette attitude est très rare chez les démons majeurs, qui se contentent de passer des pactes en offrant des pouvoirs aux mortels en échange de la corruption de leur âme (souvent via l’antinomie), la possession est donc plutôt l’apanage des démons mineurs.</text:span></text:p>
      <text:p text:style-name="P16"/>
      <text:p text:style-name="P21">Processus : lorsqu’un démon est en situation de posséder un personnage (généralement parce que le personnage s’est retrouvé exposé à un artefact ou lieu impie, a cherché de la connaissance interdite ou, dans de rares cas, spontanément et mystérieusement), <text:span text:style-name="T42">il effectue un jet (Avec sa puissance complète) en opposition avec un jet de Volonté de la cible (qui peut y associer la compétence d’Occultisme si elle le désire, généralement si celle-ci est suffisamment élevée pour conférer un bonus plutôt que simplement réduire le nombre de dés gardés).</text:span></text:p>
      <text:p text:style-name="P29">Il s’agit d’actions symétriques en opposition : le vainqueur est celui obtenant au moins un incrément d’écart. Le perdant perd autant de points d’anima que les incréments du vainqueur. La possession réussit si la cible n’a plus d’anima, elle échoue pour un an et un jour si le démon n’en a plus. Un jet est effectué par jour jusqu’à la fin du duel.</text:p>
      <text:p text:style-name="P30">Le démon possède les bonus suivants :</text:p>
      <text:p text:style-name="P30">Il ajoute à sa puissance le rang d’adversaire (hubris, pulsion etc.) actuel de la cible si celle-ci en possède un.</text:p>
      <text:p text:style-name="P30">Son jet est augmenté du rang d’incompatibilité cybernétique actuellement atteint par la cible.</text:p>
      <text:p text:style-name="P30"><text:soft-page-break/>Son jet est augmenté de 5 si la cible a péché dans la même essence que celle du démon depuis sa dernière absolution.</text:p>
      <text:p text:style-name="P30"/>
      <text:p text:style-name="P32"><text:span text:style-name="T44">Si l</text:span>a cible n’est pas excommuniée <text:span text:style-name="T44">et qu’</text:span>elle a bénéficié d’un sacrement ou d’un rituel théurgique dans la semaine, son jet <text:span text:style-name="T44">est </text:span>augmenté de 5.</text:p>
      <text:p text:style-name="P31"/>
      <text:p text:style-name="P33">Durant toute la durée du duel, <text:span text:style-name="T43">surtout si celui-ci s’éternise, </text:span>la cible est agitée et porte par moment les signes d’un début de possession : elle parle dans des langues exotiques, lutte, se tord, prend des postures obscènes etc.</text:p>
      <text:p text:style-name="P1"/>
      <text:p text:style-name="P23">Effets : <text:span text:style-name="T45">le démon prend le contrôle de la cible. Il a accès à tous ses souvenirs mais jamais à ses pouvoirs occultes (nul ne sait pourquoi). </text:span><text:span text:style-name="T47">Le démon n’est pas totalement maître de l’hôte, il s’agit plutôt d’une influence extrêmement forte, ainsi il doit utiliser les caractéristiques de la cible et non pas les siennes propres. Il peut cependant utiliser tous ses pouvoirs démoniaques (qlippothiques comme de péché).</text:span></text:p>
      <text:p text:style-name="P23"><text:span text:style-name="T47"><text:s/></text:span><text:span text:style-name="T46">L’hôte est marqué d’un stigmate du Qlippoth du démon (statique ou dynamique au choix).</text:span></text:p>
      <text:p text:style-name="P22"/>
      <text:p text:style-name="P34">Exorcisme : <text:span text:style-name="T49">les divers ND dépendront de la situation au choix du MJ. Il devrait toujours être plus difficile d’exorciser sans théurgie, même si cela reste possible.</text:span></text:p>
      <text:p text:style-name="P34"><text:span text:style-name="T48">celui-ci se déroule en plusieurs étapes. Tout d’abord, </text:span><text:span text:style-name="T49">la détection de la possession peut être établie par occultisme ou l’emploi de théurgie (dévoiler le fourbe, odeur du mal, terrible majesté, injonction inquisitoire etc.).</text:span></text:p>
      <text:p text:style-name="P35">Ensuite, l’admonition du démon doit être conduite par les oraisons et rites adaptés via un jet de Culture (spécialité théologie) ou l’emploi de théurgie (réprobation du Prophète, aiguillon de la conscience, supplice des damnés etc.).</text:p>
      <text:p text:style-name="P35">Enfin, un duel similaire à l’invocation s’engage entre l’exorciste et le démon à la prise affaiblie. <text:span text:style-name="T50">Si l’exorciste échoue il court le risque d’être lui-même possédé si le démon parvient à une réussite supplémentaire après avoir drainé son anima. En cas d’échec simple, l’exorciste ne peut plus chasser le même démon avant un an et un jour.</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8:42:53.811634250</meta:creation-date>
    <meta:generator>LibreOffice/7.4.7.2$Linux_X86_64 LibreOffice_project/40$Build-2</meta:generator>
    <dc:date>2023-08-06T12:51:40.977280523</dc:date>
    <meta:editing-duration>PT19H33M53S</meta:editing-duration>
    <meta:editing-cycles>74</meta:editing-cycles>
    <meta:document-statistic meta:table-count="0" meta:image-count="0" meta:object-count="0" meta:page-count="5" meta:paragraph-count="113" meta:word-count="2142" meta:character-count="12955" meta:non-whitespace-character-count="10921"/>
  </office:meta>
</office:document-meta>
</file>